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Narrow" svg:font-family="'Liberation Sans Narrow'"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1"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false" fo:min-height="0.729cm" fo:min-width="0cm"/>
    </style:style>
    <style:style style:name="gr3"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4" style:family="graphic" style:parent-style-name="standard">
      <style:graphic-properties draw:stroke="none" draw:fill="none" fo:min-height="0.729cm"/>
    </style:style>
    <style:style style:name="gr5" style:family="graphic" style:parent-style-name="objectwithoutfill">
      <style:graphic-properties svg:stroke-width="0.035cm" svg:stroke-color="#ff420e" draw:marker-start-width="0.252cm" draw:marker-end-width="0.252cm" draw:fill="none" draw:textarea-vertical-align="middle" fo:padding-top="0.142cm" fo:padding-bottom="0.142cm" fo:padding-left="0.267cm" fo:padding-right="0.267cm"/>
    </style:style>
    <style:style style:name="gr6" style:family="graphic" style:parent-style-name="standard">
      <style:graphic-properties svg:stroke-color="#000000" draw:fill-color="#ffd320" draw:textarea-horizontal-align="justify" draw:textarea-vertical-align="middle" draw:auto-grow-height="false" fo:min-height="0.477cm" fo:min-width="0.392cm"/>
    </style:style>
    <style:style style:name="gr7" style:family="graphic" style:parent-style-name="objectwithoutfill">
      <style:graphic-properties draw:stroke="dash" draw:stroke-dash="Fine_20_Dashed" svg:stroke-width="0.035cm" svg:stroke-color="#ff420e" draw:marker-start-width="0.252cm" draw:marker-end-width="0.252cm" draw:fill="none" draw:textarea-vertical-align="middle" fo:padding-top="0.142cm" fo:padding-bottom="0.142cm" fo:padding-left="0.267cm" fo:padding-right="0.267cm"/>
    </style:style>
    <style:style style:name="gr8" style:family="graphic" style:parent-style-name="standard">
      <style:graphic-properties draw:stroke="none" svg:stroke-color="#000000" draw:fill="solid" draw:fill-color="#ffffff" draw:textarea-horizontal-align="center" draw:textarea-vertical-align="middle" draw:auto-grow-height="true" draw:auto-grow-width="false" fo:min-height="0.55cm" fo:min-width="0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Liberation Sans Narrow1"/>
    </style:style>
    <style:style style:name="P4" style:family="paragraph">
      <loext:graphic-properties draw:fill="none"/>
      <style:text-properties style:font-name="Liberation Sans Narrow1"/>
    </style:style>
    <style:style style:name="P5" style:family="paragraph">
      <loext:graphic-properties draw:fill-color="#ffd320"/>
      <style:paragraph-properties fo:text-align="center"/>
    </style:style>
    <style:style style:name="P6" style:family="paragraph">
      <loext:graphic-properties draw:fill="solid" draw:fill-color="#ffffff"/>
      <style:paragraph-properties fo:text-align="center"/>
      <style:text-properties fo:color="#dd4814" style:font-name="Liberation Sans Narrow1" fo:font-size="12pt" fo:font-style="italic" style:font-size-asian="12pt" style:font-style-asian="italic" style:font-size-complex="12pt" style:font-style-complex="italic"/>
    </style:style>
    <style:style style:name="T1" style:family="text">
      <style:text-properties style:font-name="Liberation Sans Narrow1"/>
    </style:style>
    <style:style style:name="T2" style:family="text">
      <style:text-properties fo:color="#dd4814" style:font-name="Liberation Sans Narrow" fo:font-size="12pt" fo:font-style="italic" style:font-name-asian="Liberation Sans Narrow" style:font-size-asian="12pt" style:font-style-asian="italic" style:font-name-complex="Liberation Sans Narrow" style:font-size-complex="12pt" style:font-style-complex="italic"/>
    </style:style>
    <style:style style:name="T3" style:family="text">
      <style:text-properties fo:color="#dd4814" style:font-name="Liberation Sans Narrow1" fo:font-size="12pt" fo:font-style="italic" style:font-name-asian="Liberation Sans Narrow" style:font-size-asian="12pt" style:font-style-asian="italic" style:font-name-complex="Liberation Sans Narrow" style:font-size-complex="1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3cm" svg:y1="6.6cm" svg:x2="3cm" svg:y2="7cm">
            <text:p/>
          </draw:line>
          <draw:line draw:style-name="gr1" draw:text-style-name="P1" draw:layer="layout" svg:x1="7cm" svg:y1="6.6cm" svg:x2="7cm" svg:y2="7cm">
            <text:p/>
          </draw:line>
          <draw:line draw:style-name="gr1" draw:text-style-name="P1" draw:layer="layout" svg:x1="2.7cm" svg:y1="6.8cm" svg:x2="7.3cm" svg:y2="6.8cm">
            <text:p/>
          </draw:line>
          <draw:frame draw:style-name="gr2" draw:text-style-name="P3" draw:layer="layout" svg:width="4cm" svg:height="0.979cm" svg:x="3cm" svg:y="6.792cm">
            <draw:text-box>
              <text:p text:style-name="P2"><text:span text:style-name="T1">2.57s</text:span></text:p>
            </draw:text-box>
          </draw:frame>
        </draw:g>
        <draw:line draw:style-name="gr3" draw:text-style-name="P1" draw:layer="layout" svg:x1="1.7cm" svg:y1="6cm" svg:x2="19.3cm" svg:y2="6cm">
          <text:p/>
        </draw:line>
        <draw:line draw:style-name="gr3" draw:text-style-name="P1" draw:layer="layout" svg:x1="2cm" svg:y1="2.4cm" svg:x2="2cm" svg:y2="6.3cm">
          <text:p/>
        </draw:line>
        <draw:line draw:style-name="gr3" draw:text-style-name="P1" draw:layer="layout" svg:x1="1.7cm" svg:y1="13cm" svg:x2="19.3cm" svg:y2="13cm">
          <text:p/>
        </draw:line>
        <draw:line draw:style-name="gr3" draw:text-style-name="P1" draw:layer="layout" svg:x1="2cm" svg:y1="9.4cm" svg:x2="2cm" svg:y2="13.3cm">
          <text:p/>
        </draw:line>
        <draw:frame draw:style-name="gr4" draw:text-style-name="P4" draw:layer="layout" svg:width="1.907cm" svg:height="0.979cm" svg:x="2.993cm" svg:y="9cm">
          <draw:text-box>
            <text:p><text:span text:style-name="T1">1482</text:span></text:p>
          </draw:text-box>
        </draw:frame>
        <draw:frame draw:style-name="gr4" draw:text-style-name="P4" draw:layer="layout" svg:width="1.907cm" svg:height="0.979cm" svg:x="7cm" svg:y="9.021cm">
          <draw:text-box>
            <text:p><text:span text:style-name="T1">1479</text:span></text:p>
          </draw:text-box>
        </draw:frame>
        <draw:frame draw:style-name="gr4" draw:text-style-name="P4" draw:layer="layout" svg:width="1.907cm" svg:height="0.979cm" svg:x="11.001cm" svg:y="9.022cm">
          <draw:text-box>
            <text:p><text:span text:style-name="T1">1479</text:span></text:p>
          </draw:text-box>
        </draw:frame>
        <draw:frame draw:style-name="gr4" draw:text-style-name="P4" draw:layer="layout" svg:width="1.907cm" svg:height="0.979cm" svg:x="15.002cm" svg:y="9.023cm">
          <draw:text-box>
            <text:p><text:span text:style-name="T1">1485</text:span></text:p>
          </draw:text-box>
        </draw:frame>
        <draw:line draw:style-name="gr3" draw:text-style-name="P1" draw:layer="layout" svg:x1="1.7cm" svg:y1="20.009cm" svg:x2="19.3cm" svg:y2="20.009cm">
          <text:p/>
        </draw:line>
        <draw:line draw:style-name="gr3" draw:text-style-name="P1" draw:layer="layout" svg:x1="2cm" svg:y1="16.409cm" svg:x2="2cm" svg:y2="20.309cm">
          <text:p/>
        </draw:line>
        <draw:frame draw:style-name="gr4" draw:text-style-name="P4" draw:layer="layout" svg:width="1.907cm" svg:height="0.979cm" svg:x="2.993cm" svg:y="16.009cm">
          <draw:text-box>
            <text:p><text:span text:style-name="T1">1482</text:span></text:p>
          </draw:text-box>
        </draw:frame>
        <draw:frame draw:style-name="gr4" draw:text-style-name="P4" draw:layer="layout" svg:width="1.907cm" svg:height="0.979cm" svg:x="7cm" svg:y="16.03cm">
          <draw:text-box>
            <text:p><text:span text:style-name="T1">1479</text:span></text:p>
          </draw:text-box>
        </draw:frame>
        <draw:frame draw:style-name="gr4" draw:text-style-name="P4" draw:layer="layout" svg:width="1.907cm" svg:height="0.979cm" svg:x="11.001cm" svg:y="16.031cm">
          <draw:text-box>
            <text:p><text:span text:style-name="T1">1479</text:span></text:p>
          </draw:text-box>
        </draw:frame>
        <draw:line draw:style-name="gr3" draw:text-style-name="P1" draw:layer="layout" svg:x1="4.5cm" svg:y1="16.1cm" svg:x2="3.1cm" svg:y2="16.9cm">
          <text:p/>
        </draw:line>
        <draw:line draw:style-name="gr3" draw:text-style-name="P1" draw:layer="layout" svg:x1="8.5cm" svg:y1="16.1cm" svg:x2="7.1cm" svg:y2="16.9cm">
          <text:p/>
        </draw:line>
        <draw:line draw:style-name="gr3" draw:text-style-name="P1" draw:layer="layout" svg:x1="12.5cm" svg:y1="16.1cm" svg:x2="11.1cm" svg:y2="16.9cm">
          <text:p/>
        </draw:line>
        <draw:g>
          <draw:line draw:style-name="gr5" draw:text-style-name="P1" draw:layer="layout" svg:x1="2cm" svg:y1="3cm" svg:x2="3cm" svg:y2="3cm">
            <text:p/>
          </draw:line>
          <draw:g>
            <draw:line draw:style-name="gr5" draw:text-style-name="P1" draw:layer="layout" svg:x1="3cm" svg:y1="6cm" svg:x2="3cm" svg:y2="3cm">
              <text:p/>
            </draw:line>
            <draw:line draw:style-name="gr5" draw:text-style-name="P1" draw:layer="layout" svg:x1="3cm" svg:y1="6cm" svg:x2="3.4cm" svg:y2="6cm">
              <text:p/>
            </draw:line>
            <draw:line draw:style-name="gr5" draw:text-style-name="P1" draw:layer="layout" svg:x1="3.4cm" svg:y1="3cm" svg:x2="3.4cm" svg:y2="6cm">
              <text:p/>
            </draw:line>
            <draw:line draw:style-name="gr5" draw:text-style-name="P1" draw:layer="layout" svg:x1="3.4cm" svg:y1="3cm" svg:x2="7cm" svg:y2="3cm">
              <text:p/>
            </draw:line>
          </draw:g>
          <draw:g>
            <draw:line draw:style-name="gr5" draw:text-style-name="P1" draw:layer="layout" svg:x1="7cm" svg:y1="6cm" svg:x2="7cm" svg:y2="3cm">
              <text:p/>
            </draw:line>
            <draw:line draw:style-name="gr5" draw:text-style-name="P1" draw:layer="layout" svg:x1="7cm" svg:y1="6cm" svg:x2="7.4cm" svg:y2="6cm">
              <text:p/>
            </draw:line>
            <draw:line draw:style-name="gr5" draw:text-style-name="P1" draw:layer="layout" svg:x1="7.4cm" svg:y1="3cm" svg:x2="7.4cm" svg:y2="6cm">
              <text:p/>
            </draw:line>
            <draw:line draw:style-name="gr5" draw:text-style-name="P1" draw:layer="layout" svg:x1="7.4cm" svg:y1="3cm" svg:x2="11cm" svg:y2="3cm">
              <text:p/>
            </draw:line>
          </draw:g>
          <draw:g>
            <draw:line draw:style-name="gr5" draw:text-style-name="P1" draw:layer="layout" svg:x1="11cm" svg:y1="6cm" svg:x2="11cm" svg:y2="3cm">
              <text:p/>
            </draw:line>
            <draw:line draw:style-name="gr5" draw:text-style-name="P1" draw:layer="layout" svg:x1="11cm" svg:y1="6cm" svg:x2="11.4cm" svg:y2="6cm">
              <text:p/>
            </draw:line>
            <draw:line draw:style-name="gr5" draw:text-style-name="P1" draw:layer="layout" svg:x1="11.4cm" svg:y1="3cm" svg:x2="11.4cm" svg:y2="6cm">
              <text:p/>
            </draw:line>
            <draw:line draw:style-name="gr5" draw:text-style-name="P1" draw:layer="layout" svg:x1="11.4cm" svg:y1="3cm" svg:x2="15cm" svg:y2="3cm">
              <text:p/>
            </draw:line>
          </draw:g>
          <draw:g>
            <draw:line draw:style-name="gr5" draw:text-style-name="P1" draw:layer="layout" svg:x1="15cm" svg:y1="6cm" svg:x2="15cm" svg:y2="3cm">
              <text:p/>
            </draw:line>
            <draw:line draw:style-name="gr5" draw:text-style-name="P1" draw:layer="layout" svg:x1="15cm" svg:y1="6cm" svg:x2="15.4cm" svg:y2="6cm">
              <text:p/>
            </draw:line>
            <draw:line draw:style-name="gr5" draw:text-style-name="P1" draw:layer="layout" svg:x1="15.4cm" svg:y1="3cm" svg:x2="15.4cm" svg:y2="6cm">
              <text:p/>
            </draw:line>
            <draw:line draw:style-name="gr5" draw:text-style-name="P1" draw:layer="layout" svg:x1="15.4cm" svg:y1="3cm" svg:x2="19cm" svg:y2="3cm">
              <text:p/>
            </draw:line>
          </draw:g>
        </draw:g>
        <draw:g>
          <draw:line draw:style-name="gr5" draw:text-style-name="P1" draw:layer="layout" svg:x1="2cm" svg:y1="10cm" svg:x2="3cm" svg:y2="10cm">
            <text:p/>
          </draw:line>
          <draw:g>
            <draw:line draw:style-name="gr5" draw:text-style-name="P1" draw:layer="layout" svg:x1="3cm" svg:y1="13cm" svg:x2="3cm" svg:y2="10cm">
              <text:p/>
            </draw:line>
            <draw:line draw:style-name="gr5" draw:text-style-name="P1" draw:layer="layout" svg:x1="3cm" svg:y1="13cm" svg:x2="3.4cm" svg:y2="13cm">
              <text:p/>
            </draw:line>
            <draw:line draw:style-name="gr5" draw:text-style-name="P1" draw:layer="layout" svg:x1="3.4cm" svg:y1="10cm" svg:x2="3.4cm" svg:y2="13cm">
              <text:p/>
            </draw:line>
            <draw:line draw:style-name="gr5" draw:text-style-name="P1" draw:layer="layout" svg:x1="3.4cm" svg:y1="10cm" svg:x2="7cm" svg:y2="10cm">
              <text:p/>
            </draw:line>
          </draw:g>
          <draw:g>
            <draw:line draw:style-name="gr5" draw:text-style-name="P1" draw:layer="layout" svg:x1="7cm" svg:y1="13cm" svg:x2="7cm" svg:y2="10cm">
              <text:p/>
            </draw:line>
            <draw:line draw:style-name="gr5" draw:text-style-name="P1" draw:layer="layout" svg:x1="7cm" svg:y1="13cm" svg:x2="7.4cm" svg:y2="13cm">
              <text:p/>
            </draw:line>
            <draw:line draw:style-name="gr5" draw:text-style-name="P1" draw:layer="layout" svg:x1="7.4cm" svg:y1="10cm" svg:x2="7.4cm" svg:y2="13cm">
              <text:p/>
            </draw:line>
            <draw:line draw:style-name="gr5" draw:text-style-name="P1" draw:layer="layout" svg:x1="7.4cm" svg:y1="10cm" svg:x2="11cm" svg:y2="10cm">
              <text:p/>
            </draw:line>
          </draw:g>
          <draw:g>
            <draw:line draw:style-name="gr5" draw:text-style-name="P1" draw:layer="layout" svg:x1="11cm" svg:y1="13cm" svg:x2="11cm" svg:y2="10cm">
              <text:p/>
            </draw:line>
            <draw:line draw:style-name="gr5" draw:text-style-name="P1" draw:layer="layout" svg:x1="11cm" svg:y1="13cm" svg:x2="11.4cm" svg:y2="13cm">
              <text:p/>
            </draw:line>
            <draw:line draw:style-name="gr5" draw:text-style-name="P1" draw:layer="layout" svg:x1="11.4cm" svg:y1="10cm" svg:x2="11.4cm" svg:y2="13cm">
              <text:p/>
            </draw:line>
            <draw:line draw:style-name="gr5" draw:text-style-name="P1" draw:layer="layout" svg:x1="11.4cm" svg:y1="10cm" svg:x2="15cm" svg:y2="10cm">
              <text:p/>
            </draw:line>
          </draw:g>
          <draw:g>
            <draw:line draw:style-name="gr5" draw:text-style-name="P1" draw:layer="layout" svg:x1="15cm" svg:y1="13cm" svg:x2="15cm" svg:y2="10cm">
              <text:p/>
            </draw:line>
            <draw:line draw:style-name="gr5" draw:text-style-name="P1" draw:layer="layout" svg:x1="15cm" svg:y1="13cm" svg:x2="15.4cm" svg:y2="13cm">
              <text:p/>
            </draw:line>
            <draw:line draw:style-name="gr5" draw:text-style-name="P1" draw:layer="layout" svg:x1="15.4cm" svg:y1="10cm" svg:x2="15.4cm" svg:y2="13cm">
              <text:p/>
            </draw:line>
            <draw:line draw:style-name="gr5" draw:text-style-name="P1" draw:layer="layout" svg:x1="15.4cm" svg:y1="10cm" svg:x2="19cm" svg:y2="10cm">
              <text:p/>
            </draw:line>
          </draw:g>
        </draw:g>
        <draw:g>
          <draw:line draw:style-name="gr5" draw:text-style-name="P1" draw:layer="layout" svg:x1="2cm" svg:y1="17cm" svg:x2="3cm" svg:y2="17cm">
            <text:p/>
          </draw:line>
          <draw:g>
            <draw:line draw:style-name="gr5" draw:text-style-name="P1" draw:layer="layout" svg:x1="3cm" svg:y1="20cm" svg:x2="3cm" svg:y2="17cm">
              <text:p/>
            </draw:line>
            <draw:line draw:style-name="gr5" draw:text-style-name="P1" draw:layer="layout" svg:x1="3cm" svg:y1="20cm" svg:x2="3.4cm" svg:y2="20cm">
              <text:p/>
            </draw:line>
            <draw:line draw:style-name="gr5" draw:text-style-name="P1" draw:layer="layout" svg:x1="3.4cm" svg:y1="17cm" svg:x2="3.4cm" svg:y2="20cm">
              <text:p/>
            </draw:line>
            <draw:line draw:style-name="gr5" draw:text-style-name="P1" draw:layer="layout" svg:x1="3.4cm" svg:y1="17cm" svg:x2="7cm" svg:y2="17cm">
              <text:p/>
            </draw:line>
          </draw:g>
          <draw:g>
            <draw:line draw:style-name="gr5" draw:text-style-name="P1" draw:layer="layout" svg:x1="7cm" svg:y1="20cm" svg:x2="7cm" svg:y2="17cm">
              <text:p/>
            </draw:line>
            <draw:line draw:style-name="gr5" draw:text-style-name="P1" draw:layer="layout" svg:x1="7cm" svg:y1="20cm" svg:x2="7.4cm" svg:y2="20cm">
              <text:p/>
            </draw:line>
            <draw:line draw:style-name="gr5" draw:text-style-name="P1" draw:layer="layout" svg:x1="7.4cm" svg:y1="17cm" svg:x2="7.4cm" svg:y2="20cm">
              <text:p/>
            </draw:line>
            <draw:line draw:style-name="gr5" draw:text-style-name="P1" draw:layer="layout" svg:x1="7.4cm" svg:y1="17cm" svg:x2="11cm" svg:y2="17cm">
              <text:p/>
            </draw:line>
          </draw:g>
          <draw:g>
            <draw:line draw:style-name="gr5" draw:text-style-name="P1" draw:layer="layout" svg:x1="11cm" svg:y1="20cm" svg:x2="11cm" svg:y2="17cm">
              <text:p/>
            </draw:line>
            <draw:line draw:style-name="gr5" draw:text-style-name="P1" draw:layer="layout" svg:x1="11cm" svg:y1="20cm" svg:x2="11.4cm" svg:y2="20cm">
              <text:p/>
            </draw:line>
            <draw:line draw:style-name="gr5" draw:text-style-name="P1" draw:layer="layout" svg:x1="11.4cm" svg:y1="17cm" svg:x2="11.4cm" svg:y2="20cm">
              <text:p/>
            </draw:line>
            <draw:line draw:style-name="gr5" draw:text-style-name="P1" draw:layer="layout" svg:x1="11.4cm" svg:y1="17cm" svg:x2="15cm" svg:y2="17cm">
              <text:p/>
            </draw:line>
          </draw:g>
          <draw:g>
            <draw:line draw:style-name="gr5" draw:text-style-name="P1" draw:layer="layout" svg:x1="15cm" svg:y1="20cm" svg:x2="15cm" svg:y2="17cm">
              <text:p/>
            </draw:line>
            <draw:line draw:style-name="gr5" draw:text-style-name="P1" draw:layer="layout" svg:x1="15cm" svg:y1="20cm" svg:x2="15.4cm" svg:y2="20cm">
              <text:p/>
            </draw:line>
            <draw:line draw:style-name="gr5" draw:text-style-name="P1" draw:layer="layout" svg:x1="15.4cm" svg:y1="17cm" svg:x2="15.4cm" svg:y2="20cm">
              <text:p/>
            </draw:line>
            <draw:line draw:style-name="gr5" draw:text-style-name="P1" draw:layer="layout" svg:x1="15.4cm" svg:y1="17cm" svg:x2="19cm" svg:y2="17cm">
              <text:p/>
            </draw:line>
          </draw:g>
        </draw:g>
        <draw:custom-shape draw:style-name="gr6" draw:text-style-name="P5" draw:layer="layout" svg:width="2.2cm" svg:height="1.8cm" draw:transform="rotate (-0.235095850243637) translate (15.04cm 15.36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 draw:text-style-name="P4" draw:layer="layout" svg:width="1.907cm" svg:height="0.979cm" svg:x="15.002cm" svg:y="16.032cm">
          <draw:text-box>
            <text:p><text:span text:style-name="T1">1485</text:span></text:p>
          </draw:text-box>
        </draw:frame>
      </draw:page>
      <draw:page draw:name="page2" draw:style-name="dp1" draw:master-page-name="Default">
        <draw:line draw:style-name="gr3" draw:text-style-name="P1" draw:layer="layout" svg:x1="1.7cm" svg:y1="20cm" svg:x2="19.3cm" svg:y2="20cm">
          <text:p/>
        </draw:line>
        <draw:line draw:style-name="gr3" draw:text-style-name="P1" draw:layer="layout" svg:x1="2cm" svg:y1="16.4cm" svg:x2="2cm" svg:y2="20.3cm">
          <text:p/>
        </draw:line>
        <draw:frame draw:style-name="gr4" draw:text-style-name="P4" draw:layer="layout" svg:width="1.907cm" svg:height="0.979cm" svg:x="2.993cm" svg:y="16.009cm">
          <draw:text-box>
            <text:p><text:span text:style-name="T1">1482</text:span></text:p>
          </draw:text-box>
        </draw:frame>
        <draw:frame draw:style-name="gr4" draw:text-style-name="P4" draw:layer="layout" svg:width="1.907cm" svg:height="0.979cm" svg:x="7cm" svg:y="16.03cm">
          <draw:text-box>
            <text:p><text:span text:style-name="T1">1479</text:span></text:p>
          </draw:text-box>
        </draw:frame>
        <draw:line draw:style-name="gr3" draw:text-style-name="P1" draw:layer="layout" svg:x1="4.5cm" svg:y1="16.1cm" svg:x2="3.1cm" svg:y2="16.9cm">
          <text:p/>
        </draw:line>
        <draw:line draw:style-name="gr3" draw:text-style-name="P1" draw:layer="layout" svg:x1="8.5cm" svg:y1="16.1cm" svg:x2="7.1cm" svg:y2="16.9cm">
          <text:p/>
        </draw:line>
        <draw:g>
          <draw:line draw:style-name="gr1" draw:text-style-name="P1" draw:layer="layout" svg:x1="7cm" svg:y1="6.6cm" svg:x2="7cm" svg:y2="7cm">
            <text:p/>
          </draw:line>
          <draw:line draw:style-name="gr1" draw:text-style-name="P1" draw:layer="layout" svg:x1="15cm" svg:y1="6.6cm" svg:x2="15cm" svg:y2="7cm">
            <text:p/>
          </draw:line>
          <draw:line draw:style-name="gr1" draw:text-style-name="P1" draw:layer="layout" svg:x1="6.7cm" svg:y1="6.8cm" svg:x2="15.3cm" svg:y2="6.8cm">
            <text:p/>
          </draw:line>
          <draw:frame draw:style-name="gr2" draw:text-style-name="P3" draw:layer="layout" svg:width="8cm" svg:height="0.979cm" svg:x="7cm" svg:y="6.792cm">
            <draw:text-box>
              <text:p text:style-name="P2"><text:span text:style-name="T1">5.14s</text:span></text:p>
            </draw:text-box>
          </draw:frame>
        </draw:g>
        <draw:frame draw:style-name="gr4" draw:text-style-name="P4" draw:layer="layout" svg:width="1.907cm" svg:height="0.979cm" svg:x="2.993cm" svg:y="9cm">
          <draw:text-box>
            <text:p><text:span text:style-name="T1">1482</text:span></text:p>
          </draw:text-box>
        </draw:frame>
        <draw:frame draw:style-name="gr4" draw:text-style-name="P4" draw:layer="layout" svg:width="1.907cm" svg:height="0.979cm" svg:x="7cm" svg:y="9.021cm">
          <draw:text-box>
            <text:p><text:span text:style-name="T1">1479</text:span></text:p>
          </draw:text-box>
        </draw:frame>
        <draw:frame draw:style-name="gr4" draw:text-style-name="P4" draw:layer="layout" svg:width="1.907cm" svg:height="0.979cm" svg:x="15.002cm" svg:y="9.023cm">
          <draw:text-box>
            <text:p><text:span text:style-name="T1">745</text:span></text:p>
          </draw:text-box>
        </draw:frame>
        <draw:line draw:style-name="gr3" draw:text-style-name="P1" draw:layer="layout" svg:x1="1.7cm" svg:y1="13cm" svg:x2="19.3cm" svg:y2="13cm">
          <text:p/>
        </draw:line>
        <draw:line draw:style-name="gr3" draw:text-style-name="P1" draw:layer="layout" svg:x1="2cm" svg:y1="9.4cm" svg:x2="2cm" svg:y2="13.3cm">
          <text:p/>
        </draw:line>
        <draw:line draw:style-name="gr3" draw:text-style-name="P1" draw:layer="layout" svg:x1="1.7cm" svg:y1="5.992cm" svg:x2="19.3cm" svg:y2="5.992cm">
          <text:p/>
        </draw:line>
        <draw:line draw:style-name="gr3" draw:text-style-name="P1" draw:layer="layout" svg:x1="2cm" svg:y1="2.392cm" svg:x2="2cm" svg:y2="6.292cm">
          <text:p/>
        </draw:line>
        <draw:g>
          <draw:g>
            <draw:line draw:style-name="gr5" draw:text-style-name="P1" draw:layer="layout" svg:x1="7cm" svg:y1="5.992cm" svg:x2="7cm" svg:y2="2.992cm">
              <text:p/>
            </draw:line>
            <draw:line draw:style-name="gr5" draw:text-style-name="P1" draw:layer="layout" svg:x1="7cm" svg:y1="5.992cm" svg:x2="7.4cm" svg:y2="5.992cm">
              <text:p/>
            </draw:line>
            <draw:line draw:style-name="gr5" draw:text-style-name="P1" draw:layer="layout" svg:x1="7.4cm" svg:y1="2.992cm" svg:x2="7.4cm" svg:y2="5.992cm">
              <text:p/>
            </draw:line>
            <draw:line draw:style-name="gr5" draw:text-style-name="P1" draw:layer="layout" svg:x1="7.4cm" svg:y1="2.992cm" svg:x2="11cm" svg:y2="2.992cm">
              <text:p/>
            </draw:line>
          </draw:g>
          <draw:line draw:style-name="gr7" draw:text-style-name="P1" draw:layer="layout" svg:x1="11cm" svg:y1="5.992cm" svg:x2="11cm" svg:y2="2.992cm">
            <text:p/>
          </draw:line>
          <draw:line draw:style-name="gr7" draw:text-style-name="P1" draw:layer="layout" svg:x1="11cm" svg:y1="5.992cm" svg:x2="11.4cm" svg:y2="5.992cm">
            <text:p/>
          </draw:line>
          <draw:line draw:style-name="gr7" draw:text-style-name="P1" draw:layer="layout" svg:x1="11.4cm" svg:y1="2.992cm" svg:x2="11.4cm" svg:y2="5.992cm">
            <text:p/>
          </draw:line>
          <draw:line draw:style-name="gr5" draw:text-style-name="P1" draw:layer="layout" svg:x1="11.4cm" svg:y1="2.992cm" svg:x2="15cm" svg:y2="2.992cm">
            <text:p/>
          </draw:line>
          <draw:g>
            <draw:line draw:style-name="gr5" draw:text-style-name="P1" draw:layer="layout" svg:x1="15cm" svg:y1="5.992cm" svg:x2="15cm" svg:y2="2.992cm">
              <text:p/>
            </draw:line>
            <draw:line draw:style-name="gr5" draw:text-style-name="P1" draw:layer="layout" svg:x1="15cm" svg:y1="5.992cm" svg:x2="15.4cm" svg:y2="5.992cm">
              <text:p/>
            </draw:line>
            <draw:line draw:style-name="gr5" draw:text-style-name="P1" draw:layer="layout" svg:x1="15.4cm" svg:y1="2.992cm" svg:x2="15.4cm" svg:y2="5.992cm">
              <text:p/>
            </draw:line>
            <draw:line draw:style-name="gr5" draw:text-style-name="P1" draw:layer="layout" svg:x1="15.4cm" svg:y1="2.992cm" svg:x2="19cm" svg:y2="2.992cm">
              <text:p/>
            </draw:line>
          </draw:g>
          <draw:line draw:style-name="gr5" draw:text-style-name="P1" draw:layer="layout" svg:x1="2cm" svg:y1="2.992cm" svg:x2="3cm" svg:y2="2.992cm">
            <text:p/>
          </draw:line>
          <draw:frame draw:style-name="gr8" draw:text-style-name="P6" draw:layer="layout" svg:width="3cm" svg:height="0.8cm" svg:x="9.7cm" svg:y="4.3cm">
            <draw:text-box>
              <text:p text:style-name="P2"><text:span text:style-name="T2">«</text:span><text:span text:style-name="T3">invalid pulse»</text:span></text:p>
            </draw:text-box>
          </draw:frame>
          <draw:g>
            <draw:line draw:style-name="gr5" draw:text-style-name="P1" draw:layer="layout" svg:x1="3cm" svg:y1="5.992cm" svg:x2="3cm" svg:y2="2.992cm">
              <text:p/>
            </draw:line>
            <draw:line draw:style-name="gr5" draw:text-style-name="P1" draw:layer="layout" svg:x1="3cm" svg:y1="5.992cm" svg:x2="3.4cm" svg:y2="5.992cm">
              <text:p/>
            </draw:line>
            <draw:line draw:style-name="gr5" draw:text-style-name="P1" draw:layer="layout" svg:x1="3.4cm" svg:y1="2.992cm" svg:x2="3.4cm" svg:y2="5.992cm">
              <text:p/>
            </draw:line>
            <draw:line draw:style-name="gr5" draw:text-style-name="P1" draw:layer="layout" svg:x1="3.4cm" svg:y1="2.992cm" svg:x2="7cm" svg:y2="2.992cm">
              <text:p/>
            </draw:line>
          </draw:g>
        </draw:g>
        <draw:g>
          <draw:g>
            <draw:line draw:style-name="gr5" draw:text-style-name="P1" draw:layer="layout" svg:x1="7cm" svg:y1="12.992cm" svg:x2="7cm" svg:y2="9.992cm">
              <text:p/>
            </draw:line>
            <draw:line draw:style-name="gr5" draw:text-style-name="P1" draw:layer="layout" svg:x1="7cm" svg:y1="12.992cm" svg:x2="7.4cm" svg:y2="12.992cm">
              <text:p/>
            </draw:line>
            <draw:line draw:style-name="gr5" draw:text-style-name="P1" draw:layer="layout" svg:x1="7.4cm" svg:y1="9.992cm" svg:x2="7.4cm" svg:y2="12.992cm">
              <text:p/>
            </draw:line>
            <draw:line draw:style-name="gr5" draw:text-style-name="P1" draw:layer="layout" svg:x1="7.4cm" svg:y1="9.992cm" svg:x2="11cm" svg:y2="9.992cm">
              <text:p/>
            </draw:line>
          </draw:g>
          <draw:line draw:style-name="gr7" draw:text-style-name="P1" draw:layer="layout" svg:x1="11cm" svg:y1="12.992cm" svg:x2="11cm" svg:y2="9.992cm">
            <text:p/>
          </draw:line>
          <draw:line draw:style-name="gr7" draw:text-style-name="P1" draw:layer="layout" svg:x1="11cm" svg:y1="12.992cm" svg:x2="11.4cm" svg:y2="12.992cm">
            <text:p/>
          </draw:line>
          <draw:line draw:style-name="gr7" draw:text-style-name="P1" draw:layer="layout" svg:x1="11.4cm" svg:y1="9.992cm" svg:x2="11.4cm" svg:y2="12.992cm">
            <text:p/>
          </draw:line>
          <draw:line draw:style-name="gr5" draw:text-style-name="P1" draw:layer="layout" svg:x1="11.4cm" svg:y1="9.992cm" svg:x2="15cm" svg:y2="9.992cm">
            <text:p/>
          </draw:line>
          <draw:g>
            <draw:line draw:style-name="gr5" draw:text-style-name="P1" draw:layer="layout" svg:x1="15cm" svg:y1="12.992cm" svg:x2="15cm" svg:y2="9.992cm">
              <text:p/>
            </draw:line>
            <draw:line draw:style-name="gr5" draw:text-style-name="P1" draw:layer="layout" svg:x1="15cm" svg:y1="12.992cm" svg:x2="15.4cm" svg:y2="12.992cm">
              <text:p/>
            </draw:line>
            <draw:line draw:style-name="gr5" draw:text-style-name="P1" draw:layer="layout" svg:x1="15.4cm" svg:y1="9.992cm" svg:x2="15.4cm" svg:y2="12.992cm">
              <text:p/>
            </draw:line>
            <draw:line draw:style-name="gr5" draw:text-style-name="P1" draw:layer="layout" svg:x1="15.4cm" svg:y1="9.992cm" svg:x2="19cm" svg:y2="9.992cm">
              <text:p/>
            </draw:line>
          </draw:g>
          <draw:line draw:style-name="gr5" draw:text-style-name="P1" draw:layer="layout" svg:x1="2cm" svg:y1="9.992cm" svg:x2="3cm" svg:y2="9.992cm">
            <text:p/>
          </draw:line>
          <draw:frame draw:style-name="gr8" draw:text-style-name="P6" draw:layer="layout" svg:width="3cm" svg:height="0.8cm" svg:x="9.7cm" svg:y="11.3cm">
            <draw:text-box>
              <text:p text:style-name="P2"><text:span text:style-name="T2">«</text:span><text:span text:style-name="T3">invalid pulse»</text:span></text:p>
            </draw:text-box>
          </draw:frame>
          <draw:g>
            <draw:line draw:style-name="gr5" draw:text-style-name="P1" draw:layer="layout" svg:x1="3cm" svg:y1="12.992cm" svg:x2="3cm" svg:y2="9.992cm">
              <text:p/>
            </draw:line>
            <draw:line draw:style-name="gr5" draw:text-style-name="P1" draw:layer="layout" svg:x1="3cm" svg:y1="12.992cm" svg:x2="3.4cm" svg:y2="12.992cm">
              <text:p/>
            </draw:line>
            <draw:line draw:style-name="gr5" draw:text-style-name="P1" draw:layer="layout" svg:x1="3.4cm" svg:y1="9.992cm" svg:x2="3.4cm" svg:y2="12.992cm">
              <text:p/>
            </draw:line>
            <draw:line draw:style-name="gr5" draw:text-style-name="P1" draw:layer="layout" svg:x1="3.4cm" svg:y1="9.992cm" svg:x2="7cm" svg:y2="9.992cm">
              <text:p/>
            </draw:line>
          </draw:g>
        </draw:g>
        <draw:g>
          <draw:g>
            <draw:line draw:style-name="gr5" draw:text-style-name="P1" draw:layer="layout" svg:x1="7cm" svg:y1="19.992cm" svg:x2="7cm" svg:y2="16.992cm">
              <text:p/>
            </draw:line>
            <draw:line draw:style-name="gr5" draw:text-style-name="P1" draw:layer="layout" svg:x1="7cm" svg:y1="19.992cm" svg:x2="7.4cm" svg:y2="19.992cm">
              <text:p/>
            </draw:line>
            <draw:line draw:style-name="gr5" draw:text-style-name="P1" draw:layer="layout" svg:x1="7.4cm" svg:y1="16.992cm" svg:x2="7.4cm" svg:y2="19.992cm">
              <text:p/>
            </draw:line>
            <draw:line draw:style-name="gr5" draw:text-style-name="P1" draw:layer="layout" svg:x1="7.4cm" svg:y1="16.992cm" svg:x2="11cm" svg:y2="16.992cm">
              <text:p/>
            </draw:line>
          </draw:g>
          <draw:line draw:style-name="gr7" draw:text-style-name="P1" draw:layer="layout" svg:x1="11cm" svg:y1="19.992cm" svg:x2="11cm" svg:y2="16.992cm">
            <text:p/>
          </draw:line>
          <draw:line draw:style-name="gr7" draw:text-style-name="P1" draw:layer="layout" svg:x1="11cm" svg:y1="19.992cm" svg:x2="11.4cm" svg:y2="19.992cm">
            <text:p/>
          </draw:line>
          <draw:line draw:style-name="gr7" draw:text-style-name="P1" draw:layer="layout" svg:x1="11.4cm" svg:y1="16.992cm" svg:x2="11.4cm" svg:y2="19.992cm">
            <text:p/>
          </draw:line>
          <draw:line draw:style-name="gr5" draw:text-style-name="P1" draw:layer="layout" svg:x1="11.4cm" svg:y1="16.992cm" svg:x2="15cm" svg:y2="16.992cm">
            <text:p/>
          </draw:line>
          <draw:g>
            <draw:line draw:style-name="gr5" draw:text-style-name="P1" draw:layer="layout" svg:x1="15cm" svg:y1="19.992cm" svg:x2="15cm" svg:y2="16.992cm">
              <text:p/>
            </draw:line>
            <draw:line draw:style-name="gr5" draw:text-style-name="P1" draw:layer="layout" svg:x1="15cm" svg:y1="19.992cm" svg:x2="15.4cm" svg:y2="19.992cm">
              <text:p/>
            </draw:line>
            <draw:line draw:style-name="gr5" draw:text-style-name="P1" draw:layer="layout" svg:x1="15.4cm" svg:y1="16.992cm" svg:x2="15.4cm" svg:y2="19.992cm">
              <text:p/>
            </draw:line>
            <draw:line draw:style-name="gr5" draw:text-style-name="P1" draw:layer="layout" svg:x1="15.4cm" svg:y1="16.992cm" svg:x2="19cm" svg:y2="16.992cm">
              <text:p/>
            </draw:line>
          </draw:g>
          <draw:line draw:style-name="gr5" draw:text-style-name="P1" draw:layer="layout" svg:x1="2cm" svg:y1="16.992cm" svg:x2="3cm" svg:y2="16.992cm">
            <text:p/>
          </draw:line>
          <draw:frame draw:style-name="gr8" draw:text-style-name="P6" draw:layer="layout" svg:width="3cm" svg:height="0.8cm" svg:x="9.7cm" svg:y="18.3cm">
            <draw:text-box>
              <text:p text:style-name="P2"><text:span text:style-name="T2">«</text:span><text:span text:style-name="T3">invalid pulse»</text:span></text:p>
            </draw:text-box>
          </draw:frame>
          <draw:g>
            <draw:line draw:style-name="gr5" draw:text-style-name="P1" draw:layer="layout" svg:x1="3cm" svg:y1="19.992cm" svg:x2="3cm" svg:y2="16.992cm">
              <text:p/>
            </draw:line>
            <draw:line draw:style-name="gr5" draw:text-style-name="P1" draw:layer="layout" svg:x1="3cm" svg:y1="19.992cm" svg:x2="3.4cm" svg:y2="19.992cm">
              <text:p/>
            </draw:line>
            <draw:line draw:style-name="gr5" draw:text-style-name="P1" draw:layer="layout" svg:x1="3.4cm" svg:y1="16.992cm" svg:x2="3.4cm" svg:y2="19.992cm">
              <text:p/>
            </draw:line>
            <draw:line draw:style-name="gr5" draw:text-style-name="P1" draw:layer="layout" svg:x1="3.4cm" svg:y1="16.992cm" svg:x2="7cm" svg:y2="16.992cm">
              <text:p/>
            </draw:line>
          </draw:g>
        </draw:g>
        <draw:custom-shape draw:style-name="gr6" draw:text-style-name="P5" draw:layer="layout" svg:width="2.2cm" svg:height="1.8cm" draw:transform="rotate (-0.235095850243637) translate (15.04cm 15.36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 draw:text-style-name="P4" draw:layer="layout" svg:width="1.907cm" svg:height="0.979cm" svg:x="15.002cm" svg:y="16.032cm">
          <draw:text-box>
            <text:p><text:span text:style-name="T1">74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Narrow" svg:font-family="'Liberation Sans Narrow'"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1"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29T17:10:37.945424737</meta:creation-date>
    <dc:date>2020-03-12T21:48:00.748113091</dc:date>
    <meta:editing-duration>PT1H6M16S</meta:editing-duration>
    <meta:editing-cycles>4</meta:editing-cycles>
    <meta:generator>LibreOffice/6.0.7.3$Linux_X86_64 LibreOffice_project/00m0$Build-3</meta:generator>
    <meta:document-statistic meta:object-count="175"/>
  </office:meta>
</office:document-meta>
</file>